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able-cell-properties fo:border="0.002cm solid #000000"/>
      <style:text-properties fo:color="#ff0000"/>
    </style:style>
    <style:style style:name="ce3" style:family="table-cell" style:parent-style-name="Default">
      <style:table-cell-properties fo:border="0.002cm solid #000000"/>
      <style:text-properties style:use-window-font-color="true"/>
    </style:style>
    <style:style style:name="ce4" style:family="table-cell" style:parent-style-name="Default">
      <style:table-cell-properties fo:border="0.002cm solid #000000"/>
      <style:text-properties fo:color="#000000"/>
    </style:style>
  </office:automatic-styles>
  <office:body>
    <office:spreadsheet>
      <table:table table:name="Sheet1" table:style-name="ta1" table:print-ranges="Sheet1.A1:Sheet1.N26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3" table:default-cell-style-name="ce3"/>
        <table:table-column table:style-name="co1" table:number-columns-repeated="5" table:default-cell-style-name="ce2"/>
        <table:table-row table:style-name="ro1">
          <table:table-cell office:value-type="string">
            <text:p>会場費：</text:p>
          </table:table-cell>
          <table:table-cell office:value-type="float" office:value="1500">
            <text:p>1500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>
            <text:p>印刷費用</text:p>
          </table:table-cell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>
            <text:p>ページ数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formula="oooc:=[.F4]+4" office:value-type="float" office:value="20">
            <text:p>20</text:p>
          </table:table-cell>
          <table:table-cell table:style-name="ce1" table:formula="oooc:=[.G4]+4" office:value-type="float" office:value="24">
            <text:p>24</text:p>
          </table:table-cell>
          <table:table-cell table:style-name="ce1" table:formula="oooc:=[.H4]+4" office:value-type="float" office:value="28">
            <text:p>28</text:p>
          </table:table-cell>
          <table:table-cell table:style-name="ce1" table:formula="oooc:=[.I4]+4" office:value-type="float" office:value="32">
            <text:p>32</text:p>
          </table:table-cell>
          <table:table-cell table:style-name="ce1" table:formula="oooc:=[.J4]+4" office:value-type="float" office:value="36">
            <text:p>36</text:p>
          </table:table-cell>
          <table:table-cell table:style-name="ce1" table:formula="oooc:=[.K4]+4" office:value-type="float" office:value="40">
            <text:p>40</text:p>
          </table:table-cell>
          <table:table-cell table:style-name="ce1" table:formula="oooc:=[.L4]+4" office:value-type="float" office:value="44">
            <text:p>44</text:p>
          </table:table-cell>
        </table:table-row>
        <table:table-row table:style-name="ro2">
          <table:table-cell office:value-type="string">
            <text:p>人数</text:p>
          </table:table-cell>
          <table:table-cell office:value-type="string">
            <text:p>会費-会場費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table:formula="oooc:=[.G5]+2" office:value-type="float" office:value="12">
            <text:p>12</text:p>
          </table:table-cell>
          <table:table-cell table:style-name="ce1" table:formula="oooc:=[.H5]+2" office:value-type="float" office:value="14">
            <text:p>14</text:p>
          </table:table-cell>
          <table:table-cell table:style-name="ce1" table:formula="oooc:=[.I5]+2" office:value-type="float" office:value="16">
            <text:p>16</text:p>
          </table:table-cell>
          <table:table-cell table:style-name="ce1" table:formula="oooc:=[.J5]+2" office:value-type="float" office:value="18">
            <text:p>18</text:p>
          </table:table-cell>
          <table:table-cell table:style-name="ce1" table:formula="oooc:=[.K5]+2" office:value-type="float" office:value="20">
            <text:p>20</text:p>
          </table:table-cell>
          <table:table-cell table:style-name="ce1" table:formula="oooc:=[.L5]+2"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A6]*500-[.$B$1]" office:value-type="float" office:value="-1000">
            <text:p>-1000</text:p>
          </table:table-cell>
          <table:table-cell table:style-name="ce2" table:formula="oooc:=(([.C$5]*[.$A6]*12+[.$A6]*150)+600)*0.9*1.05" office:value-type="float" office:value="731.43">
            <text:p>731.43</text:p>
          </table:table-cell>
          <table:table-cell table:style-name="ce2" table:formula="oooc:=(([.D$5]*[.$A6]*12+[.$A6]*150)+600)*0.9*1.05" office:value-type="float" office:value="754.11">
            <text:p>754.11</text:p>
          </table:table-cell>
          <table:table-cell table:style-name="ce2" table:formula="oooc:=(([.E$5]*[.$A6]*12+[.$A6]*150)+600)*0.9*1.05" office:value-type="float" office:value="776.79">
            <text:p>776.79</text:p>
          </table:table-cell>
          <table:table-cell table:style-name="ce2" table:formula="oooc:=(([.F$5]*[.$A6]*12+[.$A6]*150)+600)*0.9*1.05" office:value-type="float" office:value="799.47">
            <text:p>799.47</text:p>
          </table:table-cell>
          <table:table-cell table:style-name="ce2" table:formula="oooc:=(([.G$5]*[.$A6]*12+[.$A6]*150)+600)*0.9*1.05" office:value-type="float" office:value="822.15">
            <text:p>822.15</text:p>
          </table:table-cell>
          <table:table-cell table:style-name="ce2" table:formula="oooc:=(([.H$5]*[.$A6]*12+[.$A6]*150)+600)*0.9*1.05" office:value-type="float" office:value="844.83">
            <text:p>844.83</text:p>
          </table:table-cell>
          <table:table-cell table:formula="oooc:=(([.I$5]*[.$A6]*12+[.$A6]*150)+600)*0.9*1.05" office:value-type="float" office:value="867.51">
            <text:p>867.51</text:p>
          </table:table-cell>
          <table:table-cell table:formula="oooc:=(([.J$5]*[.$A6]*12+[.$A6]*150)+600)*0.9*1.05" office:value-type="float" office:value="890.19">
            <text:p>890.19</text:p>
          </table:table-cell>
          <table:table-cell table:formula="oooc:=(([.K$5]*[.$A6]*12+[.$A6]*150)+600)*0.9*1.05" office:value-type="float" office:value="912.87">
            <text:p>912.87</text:p>
          </table:table-cell>
          <table:table-cell table:formula="oooc:=(([.L$5]*[.$A6]*12+[.$A6]*150)+600)*0.9*1.05" office:value-type="float" office:value="935.55">
            <text:p>935.55</text:p>
          </table:table-cell>
          <table:table-cell table:formula="oooc:=(([.M$5]*[.$A6]*12+[.$A6]*150)+600)*0.9*1.05" office:value-type="float" office:value="958.23">
            <text:p>958.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A7]*500-[.$B$1]" office:value-type="float" office:value="-500">
            <text:p>-500</text:p>
          </table:table-cell>
          <table:table-cell table:style-name="ce2" table:formula="oooc:=(([.C$5]*[.$A7]*12+[.$A7]*150)+600)*0.9*1.05" office:value-type="float" office:value="895.86">
            <text:p>895.86</text:p>
          </table:table-cell>
          <table:table-cell table:style-name="ce2" table:formula="oooc:=(([.D$5]*[.$A7]*12+[.$A7]*150)+600)*0.9*1.05" office:value-type="float" office:value="941.22">
            <text:p>941.22</text:p>
          </table:table-cell>
          <table:table-cell table:style-name="ce2" table:formula="oooc:=(([.E$5]*[.$A7]*12+[.$A7]*150)+600)*0.9*1.05" office:value-type="float" office:value="986.58">
            <text:p>986.58</text:p>
          </table:table-cell>
          <table:table-cell table:style-name="ce2" table:formula="oooc:=(([.F$5]*[.$A7]*12+[.$A7]*150)+600)*0.9*1.05" office:value-type="float" office:value="1031.94">
            <text:p>1031.94</text:p>
          </table:table-cell>
          <table:table-cell table:style-name="ce2" table:formula="oooc:=(([.G$5]*[.$A7]*12+[.$A7]*150)+600)*0.9*1.05" office:value-type="float" office:value="1077.3">
            <text:p>1077.3</text:p>
          </table:table-cell>
          <table:table-cell table:style-name="ce2" table:formula="oooc:=(([.H$5]*[.$A7]*12+[.$A7]*150)+600)*0.9*1.05" office:value-type="float" office:value="1122.66">
            <text:p>1122.66</text:p>
          </table:table-cell>
          <table:table-cell table:formula="oooc:=(([.I$5]*[.$A7]*12+[.$A7]*150)+600)*0.9*1.05" office:value-type="float" office:value="1168.02">
            <text:p>1168.02</text:p>
          </table:table-cell>
          <table:table-cell table:formula="oooc:=(([.J$5]*[.$A7]*12+[.$A7]*150)+600)*0.9*1.05" office:value-type="float" office:value="1213.38">
            <text:p>1213.38</text:p>
          </table:table-cell>
          <table:table-cell table:formula="oooc:=(([.K$5]*[.$A7]*12+[.$A7]*150)+600)*0.9*1.05" office:value-type="float" office:value="1258.74">
            <text:p>1258.74</text:p>
          </table:table-cell>
          <table:table-cell table:formula="oooc:=(([.L$5]*[.$A7]*12+[.$A7]*150)+600)*0.9*1.05" office:value-type="float" office:value="1304.1">
            <text:p>1304.1</text:p>
          </table:table-cell>
          <table:table-cell table:formula="oooc:=(([.M$5]*[.$A7]*12+[.$A7]*150)+600)*0.9*1.05" office:value-type="float" office:value="1349.46">
            <text:p>1349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A8]*500-[.$B$1]" office:value-type="float" office:value="0">
            <text:p>0</text:p>
          </table:table-cell>
          <table:table-cell table:style-name="ce2" table:formula="oooc:=(([.C$5]*[.$A8]*12+[.$A8]*150)+600)*0.9*1.05" office:value-type="float" office:value="1060.29">
            <text:p>1060.29</text:p>
          </table:table-cell>
          <table:table-cell table:style-name="ce2" table:formula="oooc:=(([.D$5]*[.$A8]*12+[.$A8]*150)+600)*0.9*1.05" office:value-type="float" office:value="1128.33">
            <text:p>1128.33</text:p>
          </table:table-cell>
          <table:table-cell table:style-name="ce2" table:formula="oooc:=(([.E$5]*[.$A8]*12+[.$A8]*150)+600)*0.9*1.05" office:value-type="float" office:value="1196.37">
            <text:p>1196.37</text:p>
          </table:table-cell>
          <table:table-cell table:style-name="ce2" table:formula="oooc:=(([.F$5]*[.$A8]*12+[.$A8]*150)+600)*0.9*1.05" office:value-type="float" office:value="1264.41">
            <text:p>1264.41</text:p>
          </table:table-cell>
          <table:table-cell table:style-name="ce2" table:formula="oooc:=(([.G$5]*[.$A8]*12+[.$A8]*150)+600)*0.9*1.05" office:value-type="float" office:value="1332.45">
            <text:p>1332.45</text:p>
          </table:table-cell>
          <table:table-cell table:style-name="ce2" table:formula="oooc:=(([.H$5]*[.$A8]*12+[.$A8]*150)+600)*0.9*1.05" office:value-type="float" office:value="1400.49">
            <text:p>1400.49</text:p>
          </table:table-cell>
          <table:table-cell table:formula="oooc:=(([.I$5]*[.$A8]*12+[.$A8]*150)+600)*0.9*1.05" office:value-type="float" office:value="1468.53">
            <text:p>1468.53</text:p>
          </table:table-cell>
          <table:table-cell table:formula="oooc:=(([.J$5]*[.$A8]*12+[.$A8]*150)+600)*0.9*1.05" office:value-type="float" office:value="1536.57">
            <text:p>1536.57</text:p>
          </table:table-cell>
          <table:table-cell table:formula="oooc:=(([.K$5]*[.$A8]*12+[.$A8]*150)+600)*0.9*1.05" office:value-type="float" office:value="1604.61">
            <text:p>1604.61</text:p>
          </table:table-cell>
          <table:table-cell table:formula="oooc:=(([.L$5]*[.$A8]*12+[.$A8]*150)+600)*0.9*1.05" office:value-type="float" office:value="1672.65">
            <text:p>1672.65</text:p>
          </table:table-cell>
          <table:table-cell table:formula="oooc:=(([.M$5]*[.$A8]*12+[.$A8]*150)+600)*0.9*1.05" office:value-type="float" office:value="1740.69">
            <text:p>1740.6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A9]*500-[.$B$1]" office:value-type="float" office:value="500">
            <text:p>500</text:p>
          </table:table-cell>
          <table:table-cell table:style-name="ce2" table:formula="oooc:=(([.C$5]*[.$A9]*12+[.$A9]*150)+600)*0.9*1.05" office:value-type="float" office:value="1224.72">
            <text:p>1224.72</text:p>
          </table:table-cell>
          <table:table-cell table:style-name="ce2" table:formula="oooc:=(([.D$5]*[.$A9]*12+[.$A9]*150)+600)*0.9*1.05" office:value-type="float" office:value="1315.44">
            <text:p>1315.44</text:p>
          </table:table-cell>
          <table:table-cell table:style-name="ce2" table:formula="oooc:=(([.E$5]*[.$A9]*12+[.$A9]*150)+600)*0.9*1.05" office:value-type="float" office:value="1406.16">
            <text:p>1406.16</text:p>
          </table:table-cell>
          <table:table-cell table:style-name="ce2" table:formula="oooc:=(([.F$5]*[.$A9]*12+[.$A9]*150)+600)*0.9*1.05" office:value-type="float" office:value="1496.88">
            <text:p>1496.88</text:p>
          </table:table-cell>
          <table:table-cell table:style-name="ce2" table:formula="oooc:=(([.G$5]*[.$A9]*12+[.$A9]*150)+600)*0.9*1.05" office:value-type="float" office:value="1587.6">
            <text:p>1587.6</text:p>
          </table:table-cell>
          <table:table-cell table:style-name="ce2" table:formula="oooc:=(([.H$5]*[.$A9]*12+[.$A9]*150)+600)*0.9*1.05" office:value-type="float" office:value="1678.32">
            <text:p>1678.32</text:p>
          </table:table-cell>
          <table:table-cell table:formula="oooc:=(([.I$5]*[.$A9]*12+[.$A9]*150)+600)*0.9*1.05" office:value-type="float" office:value="1769.04">
            <text:p>1769.04</text:p>
          </table:table-cell>
          <table:table-cell table:formula="oooc:=(([.J$5]*[.$A9]*12+[.$A9]*150)+600)*0.9*1.05" office:value-type="float" office:value="1859.76">
            <text:p>1859.76</text:p>
          </table:table-cell>
          <table:table-cell table:formula="oooc:=(([.K$5]*[.$A9]*12+[.$A9]*150)+600)*0.9*1.05" office:value-type="float" office:value="1950.48">
            <text:p>1950.48</text:p>
          </table:table-cell>
          <table:table-cell table:formula="oooc:=(([.L$5]*[.$A9]*12+[.$A9]*150)+600)*0.9*1.05" office:value-type="float" office:value="2041.2">
            <text:p>2041.2</text:p>
          </table:table-cell>
          <table:table-cell table:formula="oooc:=(([.M$5]*[.$A9]*12+[.$A9]*150)+600)*0.9*1.05" office:value-type="float" office:value="2131.92">
            <text:p>2131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.A10]*500-[.$B$1]" office:value-type="float" office:value="1000">
            <text:p>1000</text:p>
          </table:table-cell>
          <table:table-cell table:style-name="ce2" table:formula="oooc:=(([.C$5]*[.$A10]*12+[.$A10]*150)+600)*0.9*1.05" office:value-type="float" office:value="1389.15">
            <text:p>1389.15</text:p>
          </table:table-cell>
          <table:table-cell table:style-name="ce2" table:formula="oooc:=(([.D$5]*[.$A10]*12+[.$A10]*150)+600)*0.9*1.05" office:value-type="float" office:value="1502.55">
            <text:p>1502.55</text:p>
          </table:table-cell>
          <table:table-cell table:style-name="ce2" table:formula="oooc:=(([.E$5]*[.$A10]*12+[.$A10]*150)+600)*0.9*1.05" office:value-type="float" office:value="1615.95">
            <text:p>1615.95</text:p>
          </table:table-cell>
          <table:table-cell table:style-name="ce2" table:formula="oooc:=(([.F$5]*[.$A10]*12+[.$A10]*150)+600)*0.9*1.05" office:value-type="float" office:value="1729.35">
            <text:p>1729.35</text:p>
          </table:table-cell>
          <table:table-cell table:style-name="ce2" table:formula="oooc:=(([.G$5]*[.$A10]*12+[.$A10]*150)+600)*0.9*1.05" office:value-type="float" office:value="1842.75">
            <text:p>1842.75</text:p>
          </table:table-cell>
          <table:table-cell table:style-name="ce2" table:formula="oooc:=(([.H$5]*[.$A10]*12+[.$A10]*150)+600)*0.9*1.05" office:value-type="float" office:value="1956.15">
            <text:p>1956.15</text:p>
          </table:table-cell>
          <table:table-cell table:formula="oooc:=(([.I$5]*[.$A10]*12+[.$A10]*150)+600)*0.9*1.05" office:value-type="float" office:value="2069.55">
            <text:p>2069.55</text:p>
          </table:table-cell>
          <table:table-cell table:formula="oooc:=(([.J$5]*[.$A10]*12+[.$A10]*150)+600)*0.9*1.05" office:value-type="float" office:value="2182.95">
            <text:p>2182.95</text:p>
          </table:table-cell>
          <table:table-cell table:formula="oooc:=(([.K$5]*[.$A10]*12+[.$A10]*150)+600)*0.9*1.05" office:value-type="float" office:value="2296.35">
            <text:p>2296.35</text:p>
          </table:table-cell>
          <table:table-cell table:formula="oooc:=(([.L$5]*[.$A10]*12+[.$A10]*150)+600)*0.9*1.05" office:value-type="float" office:value="2409.75">
            <text:p>2409.75</text:p>
          </table:table-cell>
          <table:table-cell table:formula="oooc:=(([.M$5]*[.$A10]*12+[.$A10]*150)+600)*0.9*1.05" office:value-type="float" office:value="2523.15">
            <text:p>2523.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[.A11]*500-[.$B$1]" office:value-type="float" office:value="1500">
            <text:p>1500</text:p>
          </table:table-cell>
          <table:table-cell table:style-name="ce2" table:formula="oooc:=(([.C$5]*[.$A11]*12+[.$A11]*150)+600)*0.9*1.05" office:value-type="float" office:value="1553.58">
            <text:p>1553.58</text:p>
          </table:table-cell>
          <table:table-cell table:style-name="ce2" table:formula="oooc:=(([.D$5]*[.$A11]*12+[.$A11]*150)+600)*0.9*1.05" office:value-type="float" office:value="1689.66">
            <text:p>1689.66</text:p>
          </table:table-cell>
          <table:table-cell table:style-name="ce2" table:formula="oooc:=(([.E$5]*[.$A11]*12+[.$A11]*150)+600)*0.9*1.05" office:value-type="float" office:value="1825.74">
            <text:p>1825.74</text:p>
          </table:table-cell>
          <table:table-cell table:style-name="ce2" table:formula="oooc:=(([.F$5]*[.$A11]*12+[.$A11]*150)+600)*0.9*1.05" office:value-type="float" office:value="1961.82">
            <text:p>1961.82</text:p>
          </table:table-cell>
          <table:table-cell table:style-name="ce2" table:formula="oooc:=(([.G$5]*[.$A11]*12+[.$A11]*150)+600)*0.9*1.05" office:value-type="float" office:value="2097.9">
            <text:p>2097.9</text:p>
          </table:table-cell>
          <table:table-cell table:style-name="ce2" table:formula="oooc:=(([.H$5]*[.$A11]*12+[.$A11]*150)+600)*0.9*1.05" office:value-type="float" office:value="2233.98">
            <text:p>2233.98</text:p>
          </table:table-cell>
          <table:table-cell table:formula="oooc:=(([.I$5]*[.$A11]*12+[.$A11]*150)+600)*0.9*1.05" office:value-type="float" office:value="2370.06">
            <text:p>2370.06</text:p>
          </table:table-cell>
          <table:table-cell table:formula="oooc:=(([.J$5]*[.$A11]*12+[.$A11]*150)+600)*0.9*1.05" office:value-type="float" office:value="2506.14">
            <text:p>2506.14</text:p>
          </table:table-cell>
          <table:table-cell table:formula="oooc:=(([.K$5]*[.$A11]*12+[.$A11]*150)+600)*0.9*1.05" office:value-type="float" office:value="2642.22">
            <text:p>2642.22</text:p>
          </table:table-cell>
          <table:table-cell table:formula="oooc:=(([.L$5]*[.$A11]*12+[.$A11]*150)+600)*0.9*1.05" office:value-type="float" office:value="2778.3">
            <text:p>2778.3</text:p>
          </table:table-cell>
          <table:table-cell table:formula="oooc:=(([.M$5]*[.$A11]*12+[.$A11]*150)+600)*0.9*1.05" office:value-type="float" office:value="2914.38">
            <text:p>2914.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[.A12]*500-[.$B$1]" office:value-type="float" office:value="2000">
            <text:p>2000</text:p>
          </table:table-cell>
          <table:table-cell table:formula="oooc:=(([.C$5]*[.$A12]*12+[.$A12]*150)+600)*0.9*1.05" office:value-type="float" office:value="1718.01">
            <text:p>1718.01</text:p>
          </table:table-cell>
          <table:table-cell table:formula="oooc:=(([.D$5]*[.$A12]*12+[.$A12]*150)+600)*0.9*1.05" office:value-type="float" office:value="1876.77">
            <text:p>1876.77</text:p>
          </table:table-cell>
          <table:table-cell table:style-name="ce2" table:formula="oooc:=(([.E$5]*[.$A12]*12+[.$A12]*150)+600)*0.9*1.05" office:value-type="float" office:value="2035.53">
            <text:p>2035.53</text:p>
          </table:table-cell>
          <table:table-cell table:style-name="ce2" table:formula="oooc:=(([.F$5]*[.$A12]*12+[.$A12]*150)+600)*0.9*1.05" office:value-type="float" office:value="2194.29">
            <text:p>2194.29</text:p>
          </table:table-cell>
          <table:table-cell table:style-name="ce2" table:formula="oooc:=(([.G$5]*[.$A12]*12+[.$A12]*150)+600)*0.9*1.05" office:value-type="float" office:value="2353.05">
            <text:p>2353.05</text:p>
          </table:table-cell>
          <table:table-cell table:style-name="ce2" table:formula="oooc:=(([.H$5]*[.$A12]*12+[.$A12]*150)+600)*0.9*1.05" office:value-type="float" office:value="2511.81">
            <text:p>2511.81</text:p>
          </table:table-cell>
          <table:table-cell table:formula="oooc:=(([.I$5]*[.$A12]*12+[.$A12]*150)+600)*0.9*1.05" office:value-type="float" office:value="2670.57">
            <text:p>2670.57</text:p>
          </table:table-cell>
          <table:table-cell table:formula="oooc:=(([.J$5]*[.$A12]*12+[.$A12]*150)+600)*0.9*1.05" office:value-type="float" office:value="2829.33">
            <text:p>2829.33</text:p>
          </table:table-cell>
          <table:table-cell table:formula="oooc:=(([.K$5]*[.$A12]*12+[.$A12]*150)+600)*0.9*1.05" office:value-type="float" office:value="2988.09">
            <text:p>2988.09</text:p>
          </table:table-cell>
          <table:table-cell table:formula="oooc:=(([.L$5]*[.$A12]*12+[.$A12]*150)+600)*0.9*1.05" office:value-type="float" office:value="3146.85">
            <text:p>3146.85</text:p>
          </table:table-cell>
          <table:table-cell table:formula="oooc:=(([.M$5]*[.$A12]*12+[.$A12]*150)+600)*0.9*1.05" office:value-type="float" office:value="3305.61">
            <text:p>3305.6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.A13]*500-[.$B$1]" office:value-type="float" office:value="2500">
            <text:p>2500</text:p>
          </table:table-cell>
          <table:table-cell table:formula="oooc:=(([.C$5]*[.$A13]*12+[.$A13]*150)+600)*0.9*1.05" office:value-type="float" office:value="1882.44">
            <text:p>1882.44</text:p>
          </table:table-cell>
          <table:table-cell table:formula="oooc:=(([.D$5]*[.$A13]*12+[.$A13]*150)+600)*0.9*1.05" office:value-type="float" office:value="2063.88">
            <text:p>2063.88</text:p>
          </table:table-cell>
          <table:table-cell table:style-name="ce3" table:formula="oooc:=(([.E$5]*[.$A13]*12+[.$A13]*150)+600)*0.9*1.05" office:value-type="float" office:value="2245.32">
            <text:p>2245.32</text:p>
          </table:table-cell>
          <table:table-cell table:formula="oooc:=(([.F$5]*[.$A13]*12+[.$A13]*150)+600)*0.9*1.05" office:value-type="float" office:value="2426.76">
            <text:p>2426.76</text:p>
          </table:table-cell>
          <table:table-cell table:style-name="ce2" table:formula="oooc:=(([.G$5]*[.$A13]*12+[.$A13]*150)+600)*0.9*1.05" office:value-type="float" office:value="2608.2">
            <text:p>2608.2</text:p>
          </table:table-cell>
          <table:table-cell table:style-name="ce2" table:formula="oooc:=(([.H$5]*[.$A13]*12+[.$A13]*150)+600)*0.9*1.05" office:value-type="float" office:value="2789.64">
            <text:p>2789.64</text:p>
          </table:table-cell>
          <table:table-cell table:formula="oooc:=(([.I$5]*[.$A13]*12+[.$A13]*150)+600)*0.9*1.05" office:value-type="float" office:value="2971.08">
            <text:p>2971.08</text:p>
          </table:table-cell>
          <table:table-cell table:formula="oooc:=(([.J$5]*[.$A13]*12+[.$A13]*150)+600)*0.9*1.05" office:value-type="float" office:value="3152.52">
            <text:p>3152.52</text:p>
          </table:table-cell>
          <table:table-cell table:formula="oooc:=(([.K$5]*[.$A13]*12+[.$A13]*150)+600)*0.9*1.05" office:value-type="float" office:value="3333.96">
            <text:p>3333.96</text:p>
          </table:table-cell>
          <table:table-cell table:formula="oooc:=(([.L$5]*[.$A13]*12+[.$A13]*150)+600)*0.9*1.05" office:value-type="float" office:value="3515.4">
            <text:p>3515.4</text:p>
          </table:table-cell>
          <table:table-cell table:formula="oooc:=(([.M$5]*[.$A13]*12+[.$A13]*150)+600)*0.9*1.05" office:value-type="float" office:value="3696.84">
            <text:p>3696.8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[.A14]*500-[.$B$1]" office:value-type="float" office:value="3000">
            <text:p>3000</text:p>
          </table:table-cell>
          <table:table-cell table:formula="oooc:=(([.C$5]*[.$A14]*12+[.$A14]*150)+600)*0.9*1.05" office:value-type="float" office:value="2046.87">
            <text:p>2046.87</text:p>
          </table:table-cell>
          <table:table-cell table:formula="oooc:=(([.D$5]*[.$A14]*12+[.$A14]*150)+600)*0.9*1.05" office:value-type="float" office:value="2250.99">
            <text:p>2250.99</text:p>
          </table:table-cell>
          <table:table-cell table:style-name="ce3" table:formula="oooc:=(([.E$5]*[.$A14]*12+[.$A14]*150)+600)*0.9*1.05" office:value-type="float" office:value="2455.11">
            <text:p>2455.11</text:p>
          </table:table-cell>
          <table:table-cell table:formula="oooc:=(([.F$5]*[.$A14]*12+[.$A14]*150)+600)*0.9*1.05" office:value-type="float" office:value="2659.23">
            <text:p>2659.23</text:p>
          </table:table-cell>
          <table:table-cell table:formula="oooc:=(([.G$5]*[.$A14]*12+[.$A14]*150)+600)*0.9*1.05" office:value-type="float" office:value="2863.35">
            <text:p>2863.35</text:p>
          </table:table-cell>
          <table:table-cell table:style-name="ce2" table:formula="oooc:=(([.H$5]*[.$A14]*12+[.$A14]*150)+600)*0.9*1.05" office:value-type="float" office:value="3067.47">
            <text:p>3067.47</text:p>
          </table:table-cell>
          <table:table-cell table:formula="oooc:=(([.I$5]*[.$A14]*12+[.$A14]*150)+600)*0.9*1.05" office:value-type="float" office:value="3271.59">
            <text:p>3271.59</text:p>
          </table:table-cell>
          <table:table-cell table:formula="oooc:=(([.J$5]*[.$A14]*12+[.$A14]*150)+600)*0.9*1.05" office:value-type="float" office:value="3475.71">
            <text:p>3475.71</text:p>
          </table:table-cell>
          <table:table-cell table:formula="oooc:=(([.K$5]*[.$A14]*12+[.$A14]*150)+600)*0.9*1.05" office:value-type="float" office:value="3679.83">
            <text:p>3679.83</text:p>
          </table:table-cell>
          <table:table-cell table:formula="oooc:=(([.L$5]*[.$A14]*12+[.$A14]*150)+600)*0.9*1.05" office:value-type="float" office:value="3883.95">
            <text:p>3883.95</text:p>
          </table:table-cell>
          <table:table-cell table:formula="oooc:=(([.M$5]*[.$A14]*12+[.$A14]*150)+600)*0.9*1.05" office:value-type="float" office:value="4088.07">
            <text:p>4088.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[.A15]*500-[.$B$1]" office:value-type="float" office:value="3500">
            <text:p>3500</text:p>
          </table:table-cell>
          <table:table-cell table:formula="oooc:=(([.C$5]*[.$A15]*12+[.$A15]*150)+600)*0.9*1.05" office:value-type="float" office:value="2211.3">
            <text:p>2211.3</text:p>
          </table:table-cell>
          <table:table-cell table:formula="oooc:=(([.D$5]*[.$A15]*12+[.$A15]*150)+600)*0.9*1.05" office:value-type="float" office:value="2438.1">
            <text:p>2438.1</text:p>
          </table:table-cell>
          <table:table-cell table:formula="oooc:=(([.E$5]*[.$A15]*12+[.$A15]*150)+600)*0.9*1.05" office:value-type="float" office:value="2664.9">
            <text:p>2664.9</text:p>
          </table:table-cell>
          <table:table-cell table:formula="oooc:=(([.F$5]*[.$A15]*12+[.$A15]*150)+600)*0.9*1.05" office:value-type="float" office:value="2891.7">
            <text:p>2891.7</text:p>
          </table:table-cell>
          <table:table-cell table:formula="oooc:=(([.G$5]*[.$A15]*12+[.$A15]*150)+600)*0.9*1.05" office:value-type="float" office:value="3118.5">
            <text:p>3118.5</text:p>
          </table:table-cell>
          <table:table-cell table:formula="oooc:=(([.H$5]*[.$A15]*12+[.$A15]*150)+600)*0.9*1.05" office:value-type="float" office:value="3345.3">
            <text:p>3345.3</text:p>
          </table:table-cell>
          <table:table-cell table:formula="oooc:=(([.I$5]*[.$A15]*12+[.$A15]*150)+600)*0.9*1.05" office:value-type="float" office:value="3572.1">
            <text:p>3572.1</text:p>
          </table:table-cell>
          <table:table-cell table:formula="oooc:=(([.J$5]*[.$A15]*12+[.$A15]*150)+600)*0.9*1.05" office:value-type="float" office:value="3798.9">
            <text:p>3798.9</text:p>
          </table:table-cell>
          <table:table-cell table:formula="oooc:=(([.K$5]*[.$A15]*12+[.$A15]*150)+600)*0.9*1.05" office:value-type="float" office:value="4025.7">
            <text:p>4025.7</text:p>
          </table:table-cell>
          <table:table-cell table:formula="oooc:=(([.L$5]*[.$A15]*12+[.$A15]*150)+600)*0.9*1.05" office:value-type="float" office:value="4252.5">
            <text:p>4252.5</text:p>
          </table:table-cell>
          <table:table-cell table:formula="oooc:=(([.M$5]*[.$A15]*12+[.$A15]*150)+600)*0.9*1.05" office:value-type="float" office:value="4479.3">
            <text:p>4479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[.A16]*500-[.$B$1]" office:value-type="float" office:value="4000">
            <text:p>4000</text:p>
          </table:table-cell>
          <table:table-cell table:formula="oooc:=(([.C$5]*[.$A16]*12+[.$A16]*150)+600)*0.9*1.05" office:value-type="float" office:value="2375.73">
            <text:p>2375.73</text:p>
          </table:table-cell>
          <table:table-cell table:formula="oooc:=(([.D$5]*[.$A16]*12+[.$A16]*150)+600)*0.9*1.05" office:value-type="float" office:value="2625.21">
            <text:p>2625.21</text:p>
          </table:table-cell>
          <table:table-cell table:formula="oooc:=(([.E$5]*[.$A16]*12+[.$A16]*150)+600)*0.9*1.05" office:value-type="float" office:value="2874.69">
            <text:p>2874.69</text:p>
          </table:table-cell>
          <table:table-cell table:formula="oooc:=(([.F$5]*[.$A16]*12+[.$A16]*150)+600)*0.9*1.05" office:value-type="float" office:value="3124.17">
            <text:p>3124.17</text:p>
          </table:table-cell>
          <table:table-cell table:formula="oooc:=(([.G$5]*[.$A16]*12+[.$A16]*150)+600)*0.9*1.05" office:value-type="float" office:value="3373.65">
            <text:p>3373.65</text:p>
          </table:table-cell>
          <table:table-cell table:formula="oooc:=(([.H$5]*[.$A16]*12+[.$A16]*150)+600)*0.9*1.05" office:value-type="float" office:value="3623.13">
            <text:p>3623.13</text:p>
          </table:table-cell>
          <table:table-cell table:style-name="ce3" table:formula="oooc:=(([.I$5]*[.$A16]*12+[.$A16]*150)+600)*0.9*1.05" office:value-type="float" office:value="3872.61">
            <text:p>3872.61</text:p>
          </table:table-cell>
          <table:table-cell table:formula="oooc:=(([.J$5]*[.$A16]*12+[.$A16]*150)+600)*0.9*1.05" office:value-type="float" office:value="4122.09">
            <text:p>4122.09</text:p>
          </table:table-cell>
          <table:table-cell table:formula="oooc:=(([.K$5]*[.$A16]*12+[.$A16]*150)+600)*0.9*1.05" office:value-type="float" office:value="4371.57">
            <text:p>4371.57</text:p>
          </table:table-cell>
          <table:table-cell table:formula="oooc:=(([.L$5]*[.$A16]*12+[.$A16]*150)+600)*0.9*1.05" office:value-type="float" office:value="4621.05">
            <text:p>4621.05</text:p>
          </table:table-cell>
          <table:table-cell table:formula="oooc:=(([.M$5]*[.$A16]*12+[.$A16]*150)+600)*0.9*1.05" office:value-type="float" office:value="4870.53">
            <text:p>4870.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A17]*500-[.$B$1]" office:value-type="float" office:value="4500">
            <text:p>4500</text:p>
          </table:table-cell>
          <table:table-cell table:formula="oooc:=(([.C$5]*[.$A17]*12+[.$A17]*150)+600)*0.9*1.05" office:value-type="float" office:value="2540.16">
            <text:p>2540.16</text:p>
          </table:table-cell>
          <table:table-cell table:formula="oooc:=(([.D$5]*[.$A17]*12+[.$A17]*150)+600)*0.9*1.05" office:value-type="float" office:value="2812.32">
            <text:p>2812.32</text:p>
          </table:table-cell>
          <table:table-cell table:formula="oooc:=(([.E$5]*[.$A17]*12+[.$A17]*150)+600)*0.9*1.05" office:value-type="float" office:value="3084.48">
            <text:p>3084.48</text:p>
          </table:table-cell>
          <table:table-cell table:formula="oooc:=(([.F$5]*[.$A17]*12+[.$A17]*150)+600)*0.9*1.05" office:value-type="float" office:value="3356.64">
            <text:p>3356.64</text:p>
          </table:table-cell>
          <table:table-cell table:formula="oooc:=(([.G$5]*[.$A17]*12+[.$A17]*150)+600)*0.9*1.05" office:value-type="float" office:value="3628.8">
            <text:p>3628.8</text:p>
          </table:table-cell>
          <table:table-cell table:formula="oooc:=(([.H$5]*[.$A17]*12+[.$A17]*150)+600)*0.9*1.05" office:value-type="float" office:value="3900.96">
            <text:p>3900.96</text:p>
          </table:table-cell>
          <table:table-cell table:style-name="ce3" table:formula="oooc:=(([.I$5]*[.$A17]*12+[.$A17]*150)+600)*0.9*1.05" office:value-type="float" office:value="4173.12">
            <text:p>4173.12</text:p>
          </table:table-cell>
          <table:table-cell table:style-name="ce3" table:formula="oooc:=(([.J$5]*[.$A17]*12+[.$A17]*150)+600)*0.9*1.05" office:value-type="float" office:value="4445.28">
            <text:p>4445.28</text:p>
          </table:table-cell>
          <table:table-cell table:formula="oooc:=(([.K$5]*[.$A17]*12+[.$A17]*150)+600)*0.9*1.05" office:value-type="float" office:value="4717.44">
            <text:p>4717.44</text:p>
          </table:table-cell>
          <table:table-cell table:formula="oooc:=(([.L$5]*[.$A17]*12+[.$A17]*150)+600)*0.9*1.05" office:value-type="float" office:value="4989.6">
            <text:p>4989.6</text:p>
          </table:table-cell>
          <table:table-cell table:formula="oooc:=(([.M$5]*[.$A17]*12+[.$A17]*150)+600)*0.9*1.05" office:value-type="float" office:value="5261.76">
            <text:p>5261.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[.A18]*500-[.$B$1]" office:value-type="float" office:value="5000">
            <text:p>5000</text:p>
          </table:table-cell>
          <table:table-cell table:formula="oooc:=(([.C$5]*[.$A18]*12+[.$A18]*150)+600)*0.9*1.05" office:value-type="float" office:value="2704.59">
            <text:p>2704.59</text:p>
          </table:table-cell>
          <table:table-cell table:formula="oooc:=(([.D$5]*[.$A18]*12+[.$A18]*150)+600)*0.9*1.05" office:value-type="float" office:value="2999.43">
            <text:p>2999.43</text:p>
          </table:table-cell>
          <table:table-cell table:formula="oooc:=(([.E$5]*[.$A18]*12+[.$A18]*150)+600)*0.9*1.05" office:value-type="float" office:value="3294.27">
            <text:p>3294.27</text:p>
          </table:table-cell>
          <table:table-cell table:formula="oooc:=(([.F$5]*[.$A18]*12+[.$A18]*150)+600)*0.9*1.05" office:value-type="float" office:value="3589.11">
            <text:p>3589.11</text:p>
          </table:table-cell>
          <table:table-cell table:formula="oooc:=(([.G$5]*[.$A18]*12+[.$A18]*150)+600)*0.9*1.05" office:value-type="float" office:value="3883.95">
            <text:p>3883.95</text:p>
          </table:table-cell>
          <table:table-cell table:formula="oooc:=(([.H$5]*[.$A18]*12+[.$A18]*150)+600)*0.9*1.05" office:value-type="float" office:value="4178.79">
            <text:p>4178.79</text:p>
          </table:table-cell>
          <table:table-cell table:style-name="ce3" table:formula="oooc:=(([.I$5]*[.$A18]*12+[.$A18]*150)+600)*0.9*1.05" office:value-type="float" office:value="4473.63">
            <text:p>4473.63</text:p>
          </table:table-cell>
          <table:table-cell table:style-name="ce3" table:formula="oooc:=(([.J$5]*[.$A18]*12+[.$A18]*150)+600)*0.9*1.05" office:value-type="float" office:value="4768.47">
            <text:p>4768.47</text:p>
          </table:table-cell>
          <table:table-cell table:formula="oooc:=(([.K$5]*[.$A18]*12+[.$A18]*150)+600)*0.9*1.05" office:value-type="float" office:value="5063.31">
            <text:p>5063.31</text:p>
          </table:table-cell>
          <table:table-cell table:formula="oooc:=(([.L$5]*[.$A18]*12+[.$A18]*150)+600)*0.9*1.05" office:value-type="float" office:value="5358.15">
            <text:p>5358.15</text:p>
          </table:table-cell>
          <table:table-cell table:formula="oooc:=(([.M$5]*[.$A18]*12+[.$A18]*150)+600)*0.9*1.05" office:value-type="float" office:value="5652.99">
            <text:p>5652.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[.A19]*500-[.$B$1]" office:value-type="float" office:value="5500">
            <text:p>5500</text:p>
          </table:table-cell>
          <table:table-cell table:formula="oooc:=(([.C$5]*[.$A19]*12+[.$A19]*150)+600)*0.9*1.05" office:value-type="float" office:value="2869.02">
            <text:p>2869.02</text:p>
          </table:table-cell>
          <table:table-cell table:formula="oooc:=(([.D$5]*[.$A19]*12+[.$A19]*150)+600)*0.9*1.05" office:value-type="float" office:value="3186.54">
            <text:p>3186.54</text:p>
          </table:table-cell>
          <table:table-cell table:formula="oooc:=(([.E$5]*[.$A19]*12+[.$A19]*150)+600)*0.9*1.05" office:value-type="float" office:value="3504.06">
            <text:p>3504.06</text:p>
          </table:table-cell>
          <table:table-cell table:formula="oooc:=(([.F$5]*[.$A19]*12+[.$A19]*150)+600)*0.9*1.05" office:value-type="float" office:value="3821.58">
            <text:p>3821.58</text:p>
          </table:table-cell>
          <table:table-cell table:formula="oooc:=(([.G$5]*[.$A19]*12+[.$A19]*150)+600)*0.9*1.05" office:value-type="float" office:value="4139.1">
            <text:p>4139.1</text:p>
          </table:table-cell>
          <table:table-cell table:formula="oooc:=(([.H$5]*[.$A19]*12+[.$A19]*150)+600)*0.9*1.05" office:value-type="float" office:value="4456.62">
            <text:p>4456.62</text:p>
          </table:table-cell>
          <table:table-cell table:style-name="ce3" table:formula="oooc:=(([.I$5]*[.$A19]*12+[.$A19]*150)+600)*0.9*1.05" office:value-type="float" office:value="4774.14">
            <text:p>4774.14</text:p>
          </table:table-cell>
          <table:table-cell table:style-name="ce3" table:formula="oooc:=(([.J$5]*[.$A19]*12+[.$A19]*150)+600)*0.9*1.05" office:value-type="float" office:value="5091.66">
            <text:p>5091.66</text:p>
          </table:table-cell>
          <table:table-cell table:style-name="ce3" table:formula="oooc:=(([.K$5]*[.$A19]*12+[.$A19]*150)+600)*0.9*1.05" office:value-type="float" office:value="5409.18">
            <text:p>5409.18</text:p>
          </table:table-cell>
          <table:table-cell table:formula="oooc:=(([.L$5]*[.$A19]*12+[.$A19]*150)+600)*0.9*1.05" office:value-type="float" office:value="5726.7">
            <text:p>5726.7</text:p>
          </table:table-cell>
          <table:table-cell table:formula="oooc:=(([.M$5]*[.$A19]*12+[.$A19]*150)+600)*0.9*1.05" office:value-type="float" office:value="6044.22">
            <text:p>6044.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.A20]*500-[.$B$1]" office:value-type="float" office:value="6000">
            <text:p>6000</text:p>
          </table:table-cell>
          <table:table-cell table:formula="oooc:=(([.C$5]*[.$A20]*12+[.$A20]*150)+600)*0.9*1.05" office:value-type="float" office:value="3033.45">
            <text:p>3033.45</text:p>
          </table:table-cell>
          <table:table-cell table:formula="oooc:=(([.D$5]*[.$A20]*12+[.$A20]*150)+600)*0.9*1.05" office:value-type="float" office:value="3373.65">
            <text:p>3373.65</text:p>
          </table:table-cell>
          <table:table-cell table:formula="oooc:=(([.E$5]*[.$A20]*12+[.$A20]*150)+600)*0.9*1.05" office:value-type="float" office:value="3713.85">
            <text:p>3713.85</text:p>
          </table:table-cell>
          <table:table-cell table:formula="oooc:=(([.F$5]*[.$A20]*12+[.$A20]*150)+600)*0.9*1.05" office:value-type="float" office:value="4054.05">
            <text:p>4054.05</text:p>
          </table:table-cell>
          <table:table-cell table:formula="oooc:=(([.G$5]*[.$A20]*12+[.$A20]*150)+600)*0.9*1.05" office:value-type="float" office:value="4394.25">
            <text:p>4394.25</text:p>
          </table:table-cell>
          <table:table-cell table:formula="oooc:=(([.H$5]*[.$A20]*12+[.$A20]*150)+600)*0.9*1.05" office:value-type="float" office:value="4734.45">
            <text:p>4734.45</text:p>
          </table:table-cell>
          <table:table-cell table:style-name="ce3" table:formula="oooc:=(([.I$5]*[.$A20]*12+[.$A20]*150)+600)*0.9*1.05" office:value-type="float" office:value="5074.65">
            <text:p>5074.65</text:p>
          </table:table-cell>
          <table:table-cell table:style-name="ce3" table:formula="oooc:=(([.J$5]*[.$A20]*12+[.$A20]*150)+600)*0.9*1.05" office:value-type="float" office:value="5414.85">
            <text:p>5414.85</text:p>
          </table:table-cell>
          <table:table-cell table:style-name="ce3" table:formula="oooc:=(([.K$5]*[.$A20]*12+[.$A20]*150)+600)*0.9*1.05" office:value-type="float" office:value="5755.05">
            <text:p>5755.05</text:p>
          </table:table-cell>
          <table:table-cell table:formula="oooc:=(([.L$5]*[.$A20]*12+[.$A20]*150)+600)*0.9*1.05" office:value-type="float" office:value="6095.25">
            <text:p>6095.25</text:p>
          </table:table-cell>
          <table:table-cell table:formula="oooc:=(([.M$5]*[.$A20]*12+[.$A20]*150)+600)*0.9*1.05" office:value-type="float" office:value="6435.45">
            <text:p>6435.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[.A21]*500-[.$B$1]" office:value-type="float" office:value="6500">
            <text:p>6500</text:p>
          </table:table-cell>
          <table:table-cell table:formula="oooc:=(([.C$5]*[.$A21]*12+[.$A21]*150)+600)*0.9*1.05" office:value-type="float" office:value="3197.88">
            <text:p>3197.88</text:p>
          </table:table-cell>
          <table:table-cell table:formula="oooc:=(([.D$5]*[.$A21]*12+[.$A21]*150)+600)*0.9*1.05" office:value-type="float" office:value="3560.76">
            <text:p>3560.76</text:p>
          </table:table-cell>
          <table:table-cell table:formula="oooc:=(([.E$5]*[.$A21]*12+[.$A21]*150)+600)*0.9*1.05" office:value-type="float" office:value="3923.64">
            <text:p>3923.64</text:p>
          </table:table-cell>
          <table:table-cell table:formula="oooc:=(([.F$5]*[.$A21]*12+[.$A21]*150)+600)*0.9*1.05" office:value-type="float" office:value="4286.52">
            <text:p>4286.52</text:p>
          </table:table-cell>
          <table:table-cell table:formula="oooc:=(([.G$5]*[.$A21]*12+[.$A21]*150)+600)*0.9*1.05" office:value-type="float" office:value="4649.4">
            <text:p>4649.4</text:p>
          </table:table-cell>
          <table:table-cell table:formula="oooc:=(([.H$5]*[.$A21]*12+[.$A21]*150)+600)*0.9*1.05" office:value-type="float" office:value="5012.28">
            <text:p>5012.28</text:p>
          </table:table-cell>
          <table:table-cell table:style-name="ce3" table:formula="oooc:=(([.I$5]*[.$A21]*12+[.$A21]*150)+600)*0.9*1.05" office:value-type="float" office:value="5375.16">
            <text:p>5375.16</text:p>
          </table:table-cell>
          <table:table-cell table:style-name="ce3" table:formula="oooc:=(([.J$5]*[.$A21]*12+[.$A21]*150)+600)*0.9*1.05" office:value-type="float" office:value="5738.04">
            <text:p>5738.04</text:p>
          </table:table-cell>
          <table:table-cell table:style-name="ce3" table:formula="oooc:=(([.K$5]*[.$A21]*12+[.$A21]*150)+600)*0.9*1.05" office:value-type="float" office:value="6100.92">
            <text:p>6100.92</text:p>
          </table:table-cell>
          <table:table-cell table:style-name="ce3" table:formula="oooc:=(([.L$5]*[.$A21]*12+[.$A21]*150)+600)*0.9*1.05" office:value-type="float" office:value="6463.8">
            <text:p>6463.8</text:p>
          </table:table-cell>
          <table:table-cell table:formula="oooc:=(([.M$5]*[.$A21]*12+[.$A21]*150)+600)*0.9*1.05" office:value-type="float" office:value="6826.68">
            <text:p>6826.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[.A22]*500-[.$B$1]" office:value-type="float" office:value="7000">
            <text:p>7000</text:p>
          </table:table-cell>
          <table:table-cell table:formula="oooc:=(([.C$5]*[.$A22]*12+[.$A22]*150)+600)*0.9*1.05" office:value-type="float" office:value="3362.31">
            <text:p>3362.31</text:p>
          </table:table-cell>
          <table:table-cell table:formula="oooc:=(([.D$5]*[.$A22]*12+[.$A22]*150)+600)*0.9*1.05" office:value-type="float" office:value="3747.87">
            <text:p>3747.87</text:p>
          </table:table-cell>
          <table:table-cell table:formula="oooc:=(([.E$5]*[.$A22]*12+[.$A22]*150)+600)*0.9*1.05" office:value-type="float" office:value="4133.43">
            <text:p>4133.43</text:p>
          </table:table-cell>
          <table:table-cell table:formula="oooc:=(([.F$5]*[.$A22]*12+[.$A22]*150)+600)*0.9*1.05" office:value-type="float" office:value="4518.99">
            <text:p>4518.99</text:p>
          </table:table-cell>
          <table:table-cell table:formula="oooc:=(([.G$5]*[.$A22]*12+[.$A22]*150)+600)*0.9*1.05" office:value-type="float" office:value="4904.55">
            <text:p>4904.55</text:p>
          </table:table-cell>
          <table:table-cell table:formula="oooc:=(([.H$5]*[.$A22]*12+[.$A22]*150)+600)*0.9*1.05" office:value-type="float" office:value="5290.11">
            <text:p>5290.11</text:p>
          </table:table-cell>
          <table:table-cell table:style-name="ce3" table:formula="oooc:=(([.I$5]*[.$A22]*12+[.$A22]*150)+600)*0.9*1.05" office:value-type="float" office:value="5675.67">
            <text:p>5675.67</text:p>
          </table:table-cell>
          <table:table-cell table:style-name="ce3" table:formula="oooc:=(([.J$5]*[.$A22]*12+[.$A22]*150)+600)*0.9*1.05" office:value-type="float" office:value="6061.23">
            <text:p>6061.23</text:p>
          </table:table-cell>
          <table:table-cell table:style-name="ce3" table:formula="oooc:=(([.K$5]*[.$A22]*12+[.$A22]*150)+600)*0.9*1.05" office:value-type="float" office:value="6446.79">
            <text:p>6446.79</text:p>
          </table:table-cell>
          <table:table-cell table:style-name="ce3" table:formula="oooc:=(([.L$5]*[.$A22]*12+[.$A22]*150)+600)*0.9*1.05" office:value-type="float" office:value="6832.35">
            <text:p>6832.35</text:p>
          </table:table-cell>
          <table:table-cell table:formula="oooc:=(([.M$5]*[.$A22]*12+[.$A22]*150)+600)*0.9*1.05" office:value-type="float" office:value="7217.91">
            <text:p>7217.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.A23]*500-[.$B$1]" office:value-type="float" office:value="7500">
            <text:p>7500</text:p>
          </table:table-cell>
          <table:table-cell table:formula="oooc:=(([.C$5]*[.$A23]*12+[.$A23]*150)+600)*0.9*1.05" office:value-type="float" office:value="3526.74">
            <text:p>3526.74</text:p>
          </table:table-cell>
          <table:table-cell table:formula="oooc:=(([.D$5]*[.$A23]*12+[.$A23]*150)+600)*0.9*1.05" office:value-type="float" office:value="3934.98">
            <text:p>3934.98</text:p>
          </table:table-cell>
          <table:table-cell table:formula="oooc:=(([.E$5]*[.$A23]*12+[.$A23]*150)+600)*0.9*1.05" office:value-type="float" office:value="4343.22">
            <text:p>4343.22</text:p>
          </table:table-cell>
          <table:table-cell table:formula="oooc:=(([.F$5]*[.$A23]*12+[.$A23]*150)+600)*0.9*1.05" office:value-type="float" office:value="4751.46">
            <text:p>4751.46</text:p>
          </table:table-cell>
          <table:table-cell table:formula="oooc:=(([.G$5]*[.$A23]*12+[.$A23]*150)+600)*0.9*1.05" office:value-type="float" office:value="5159.7">
            <text:p>5159.7</text:p>
          </table:table-cell>
          <table:table-cell table:formula="oooc:=(([.H$5]*[.$A23]*12+[.$A23]*150)+600)*0.9*1.05" office:value-type="float" office:value="5567.94">
            <text:p>5567.94</text:p>
          </table:table-cell>
          <table:table-cell table:style-name="ce3" table:formula="oooc:=(([.I$5]*[.$A23]*12+[.$A23]*150)+600)*0.9*1.05" office:value-type="float" office:value="5976.18">
            <text:p>5976.18</text:p>
          </table:table-cell>
          <table:table-cell table:style-name="ce3" table:formula="oooc:=(([.J$5]*[.$A23]*12+[.$A23]*150)+600)*0.9*1.05" office:value-type="float" office:value="6384.42">
            <text:p>6384.42</text:p>
          </table:table-cell>
          <table:table-cell table:style-name="ce3" table:formula="oooc:=(([.K$5]*[.$A23]*12+[.$A23]*150)+600)*0.9*1.05" office:value-type="float" office:value="6792.66">
            <text:p>6792.66</text:p>
          </table:table-cell>
          <table:table-cell table:style-name="ce3" table:formula="oooc:=(([.L$5]*[.$A23]*12+[.$A23]*150)+600)*0.9*1.05" office:value-type="float" office:value="7200.9">
            <text:p>7200.9</text:p>
          </table:table-cell>
          <table:table-cell table:formula="oooc:=(([.M$5]*[.$A23]*12+[.$A23]*150)+600)*0.9*1.05" office:value-type="float" office:value="7609.14">
            <text:p>7609.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[.A24]*500-[.$B$1]" office:value-type="float" office:value="8000">
            <text:p>8000</text:p>
          </table:table-cell>
          <table:table-cell table:formula="oooc:=(([.C$5]*[.$A24]*12+[.$A24]*150)+600)*0.9*1.05" office:value-type="float" office:value="3691.17">
            <text:p>3691.17</text:p>
          </table:table-cell>
          <table:table-cell table:formula="oooc:=(([.D$5]*[.$A24]*12+[.$A24]*150)+600)*0.9*1.05" office:value-type="float" office:value="4122.09">
            <text:p>4122.09</text:p>
          </table:table-cell>
          <table:table-cell table:formula="oooc:=(([.E$5]*[.$A24]*12+[.$A24]*150)+600)*0.9*1.05" office:value-type="float" office:value="4553.01">
            <text:p>4553.01</text:p>
          </table:table-cell>
          <table:table-cell table:formula="oooc:=(([.F$5]*[.$A24]*12+[.$A24]*150)+600)*0.9*1.05" office:value-type="float" office:value="4983.93">
            <text:p>4983.93</text:p>
          </table:table-cell>
          <table:table-cell table:formula="oooc:=(([.G$5]*[.$A24]*12+[.$A24]*150)+600)*0.9*1.05" office:value-type="float" office:value="5414.85">
            <text:p>5414.85</text:p>
          </table:table-cell>
          <table:table-cell table:formula="oooc:=(([.H$5]*[.$A24]*12+[.$A24]*150)+600)*0.9*1.05" office:value-type="float" office:value="5845.77">
            <text:p>5845.77</text:p>
          </table:table-cell>
          <table:table-cell table:style-name="ce3" table:formula="oooc:=(([.I$5]*[.$A24]*12+[.$A24]*150)+600)*0.9*1.05" office:value-type="float" office:value="6276.69">
            <text:p>6276.69</text:p>
          </table:table-cell>
          <table:table-cell table:style-name="ce3" table:formula="oooc:=(([.J$5]*[.$A24]*12+[.$A24]*150)+600)*0.9*1.05" office:value-type="float" office:value="6707.61">
            <text:p>6707.61</text:p>
          </table:table-cell>
          <table:table-cell table:style-name="ce3" table:formula="oooc:=(([.K$5]*[.$A24]*12+[.$A24]*150)+600)*0.9*1.05" office:value-type="float" office:value="7138.53">
            <text:p>7138.53</text:p>
          </table:table-cell>
          <table:table-cell table:style-name="ce3" table:formula="oooc:=(([.L$5]*[.$A24]*12+[.$A24]*150)+600)*0.9*1.05" office:value-type="float" office:value="7569.45">
            <text:p>7569.45</text:p>
          </table:table-cell>
          <table:table-cell table:formula="oooc:=(([.M$5]*[.$A24]*12+[.$A24]*150)+600)*0.9*1.05" office:value-type="float" office:value="8000.37">
            <text:p>8000.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[.A25]*500-[.$B$1]" office:value-type="float" office:value="8500">
            <text:p>8500</text:p>
          </table:table-cell>
          <table:table-cell table:formula="oooc:=(([.C$5]*[.$A25]*12+[.$A25]*150)+600)*0.9*1.05" office:value-type="float" office:value="3855.6">
            <text:p>3855.6</text:p>
          </table:table-cell>
          <table:table-cell table:formula="oooc:=(([.D$5]*[.$A25]*12+[.$A25]*150)+600)*0.9*1.05" office:value-type="float" office:value="4309.2">
            <text:p>4309.2</text:p>
          </table:table-cell>
          <table:table-cell table:formula="oooc:=(([.E$5]*[.$A25]*12+[.$A25]*150)+600)*0.9*1.05" office:value-type="float" office:value="4762.8">
            <text:p>4762.8</text:p>
          </table:table-cell>
          <table:table-cell table:formula="oooc:=(([.F$5]*[.$A25]*12+[.$A25]*150)+600)*0.9*1.05" office:value-type="float" office:value="5216.4">
            <text:p>5216.4</text:p>
          </table:table-cell>
          <table:table-cell table:formula="oooc:=(([.G$5]*[.$A25]*12+[.$A25]*150)+600)*0.9*1.05" office:value-type="float" office:value="5670">
            <text:p>5670</text:p>
          </table:table-cell>
          <table:table-cell table:formula="oooc:=(([.H$5]*[.$A25]*12+[.$A25]*150)+600)*0.9*1.05" office:value-type="float" office:value="6123.6">
            <text:p>6123.6</text:p>
          </table:table-cell>
          <table:table-cell table:style-name="ce3" table:formula="oooc:=(([.I$5]*[.$A25]*12+[.$A25]*150)+600)*0.9*1.05" office:value-type="float" office:value="6577.2">
            <text:p>6577.2</text:p>
          </table:table-cell>
          <table:table-cell table:style-name="ce3" table:formula="oooc:=(([.J$5]*[.$A25]*12+[.$A25]*150)+600)*0.9*1.05" office:value-type="float" office:value="7030.8">
            <text:p>7030.8</text:p>
          </table:table-cell>
          <table:table-cell table:style-name="ce3" table:formula="oooc:=(([.K$5]*[.$A25]*12+[.$A25]*150)+600)*0.9*1.05" office:value-type="float" office:value="7484.4">
            <text:p>7484.4</text:p>
          </table:table-cell>
          <table:table-cell table:style-name="ce3" table:formula="oooc:=(([.L$5]*[.$A25]*12+[.$A25]*150)+600)*0.9*1.05" office:value-type="float" office:value="7938">
            <text:p>7938</text:p>
          </table:table-cell>
          <table:table-cell table:formula="oooc:=(([.M$5]*[.$A25]*12+[.$A25]*150)+600)*0.9*1.05" office:value-type="float" office:value="8391.6">
            <text:p>8391.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fo:background-color="transparent" style:scale-to="5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0">2007/01/20</text:date>, <text:time>01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1-20T01:35:02</meta:creation-date>
    <dc:date>2007-01-20T01:54:23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288"/>
  </office:meta>
</office:document-meta>
</file>